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227d6e" officeooo:paragraph-rsid="00227d6e"/>
    </style:style>
    <style:style style:name="P5" style:family="paragraph" style:parent-style-name="Text_20_body">
      <style:paragraph-properties fo:text-align="justify" style:justify-single-word="false"/>
      <style:text-properties fo:language="en" fo:country="US" officeooo:rsid="00227d6e" officeooo:paragraph-rsid="00227d6e"/>
    </style:style>
    <style:style style:name="P6" style:family="paragraph" style:parent-style-name="Heading_20_2">
      <style:text-properties fo:language="en" fo:country="US"/>
    </style:style>
    <style:style style:name="P7" style:family="paragraph" style:parent-style-name="Standard">
      <style:paragraph-properties fo:text-align="center" style:justify-single-word="false"/>
      <style:text-properties fo:language="en" fo:country="US"/>
    </style:style>
    <style:style style:name="T1" style:family="text">
      <style:text-properties officeooo:rsid="00208c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7">DORON S. BEN-ATAR</text:p>
      <text:h text:style-name="P6" text:outline-level="2">CHAPTER <text:span text:style-name="T1">6</text:span></text:h>
      <text:p text:style-name="P3"/>
      <text:p text:style-name="P4">Constructing the American Understanding of Intellectual Property</text:p>
      <text:p text:style-name="P4"/>
      <text:p text:style-name="P5">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5H4M36S</meta:editing-duration>
    <meta:editing-cycles>23</meta:editing-cycles>
    <meta:generator>LibreOffice/4.2.4.2$Linux_X86_64 LibreOffice_project/63150712c6d317d27ce2db16eb94c2f3d7b699f8</meta:generator>
    <dc:date>2014-06-17T11:45:10.855188718</dc:date>
    <dc:creator>Guillermo Lengemann</dc:creator>
    <meta:document-statistic meta:table-count="0" meta:image-count="0" meta:object-count="0" meta:page-count="1" meta:paragraph-count="6" meta:word-count="95" meta:character-count="600" meta:non-whitespace-character-count="509"/>
  </office:meta>
</office:document-meta>
</file>